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caca" draw:textarea-horizontal-align="justify" draw:textarea-vertical-align="middle" draw:auto-grow-height="false" fo:min-height="0.899cm" fo:min-width="24.89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5.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4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1cm" fo:min-width="0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3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caca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fo:font-size="18pt" fo:font-style="normal" style:font-style-asian="normal" style:font-style-complex="normal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33% 58%" fo:font-size="12pt" style:font-size-asian="12pt" style:font-size-complex="12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8pt" fo:font-style="normal" style:font-size-asian="8pt" style:font-style-asian="normal" style:font-size-complex="8pt" style:font-style-complex="normal"/>
    </style:style>
    <style:style style:name="T7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7.2cm" svg:height="2cm" svg:x="0.4cm" svg:y="6.1cm">
          <text:p/>
          <draw:enhanced-geometry svg:viewBox="0 0 21600 21600" draw:text-areas="0 ?f0 ?f5 ?f2" draw:type="right-arrow" draw:modifiers="19105.7681702879 4598.50074962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.526cm" svg:height="0.962cm" svg:x="12.2cm" svg:y="6.638cm">
          <draw:text-box>
            <text:p><text:span text:style-name="T1">XIX</text:span></text:p>
          </draw:text-box>
        </draw:frame>
        <draw:frame draw:style-name="gr3" draw:text-style-name="P2" draw:layer="layout" svg:width="15.53cm" svg:height="1.199cm" svg:x="7.3cm" svg:y="0.3cm">
          <draw:text-box>
            <text:p><text:span text:style-name="T2">In the XIX</text:span><text:span text:style-name="T3">th </text:span><text:span text:style-name="T2">century, experiments were idiosyncratic to each scientist.</text:span></text:p>
            <text:p><text:span text:style-name="T2">Science is taught as a measurement without mentioning degree of randomness.</text:span></text:p>
          </draw:text-box>
        </draw:frame>
        <draw:frame draw:style-name="gr4" draw:text-style-name="P2" draw:layer="layout" svg:width="1.044cm" svg:height="0.526cm" svg:x="21.893cm" svg:y="6.9cm">
          <draw:text-box>
            <text:p><text:span text:style-name="T4">1880</text:span></text:p>
          </draw:text-box>
        </draw:frame>
        <draw:line draw:style-name="gr5" draw:text-style-name="P3" draw:layer="layout" svg:x1="22.4cm" svg:y1="7.001cm" svg:x2="22.4cm" svg:y2="4.201cm">
          <text:p/>
        </draw:line>
        <draw:frame draw:style-name="gr6" draw:text-style-name="P4" draw:layer="layout" svg:width="3.799cm" svg:height="2.795cm" svg:x="20.601cm" svg:y="1.401cm">
          <draw:text-box>
            <text:p><text:span text:style-name="T5">The Grammar of Science </text:span><text:span text:style-name="T6">(Karl Pearson):</text:span></text:p>
            <text:p><text:span text:style-name="T6">Untechnical book about the nature of mathematical modeling. Pearson presents four parameters to identify a distribution (moments).</text:span></text:p>
          </draw:text-box>
        </draw:frame>
        <draw:frame draw:style-name="gr7" draw:text-style-name="P4" draw:layer="layout" svg:width="3.799cm" svg:height="2.159cm" svg:x="21.502cm" svg:y="10.502cm">
          <draw:text-box>
            <text:p><text:span text:style-name="T5">Regression Towards Mediocrity in Hereditary Stature </text:span><text:span text:style-name="T6">(Francis Galton):</text:span></text:p>
            <text:p><text:span text:style-name="T6">Invention of regression to the mean and correlation coefficient.</text:span></text:p>
          </draw:text-box>
        </draw:frame>
        <draw:frame draw:style-name="gr4" draw:text-style-name="P2" draw:layer="layout" svg:width="1.044cm" svg:height="0.526cm" svg:x="22.593cm" svg:y="6.9cm">
          <draw:text-box>
            <text:p><text:span text:style-name="T4">1886</text:span></text:p>
          </draw:text-box>
        </draw:frame>
        <draw:line draw:style-name="gr5" draw:text-style-name="P3" draw:layer="layout" svg:x1="23.1cm" svg:y1="7.4cm" svg:x2="23.1cm" svg:y2="10.398cm">
          <text:p/>
        </draw:line>
        <draw:frame draw:style-name="gr4" draw:text-style-name="P2" draw:layer="layout" svg:width="1.044cm" svg:height="0.526cm" svg:x="3.693cm" svg:y="6.9cm">
          <draw:text-box>
            <text:p><text:span text:style-name="T4">1820</text:span></text:p>
          </draw:text-box>
        </draw:frame>
        <draw:line draw:style-name="gr5" draw:text-style-name="P3" draw:layer="layout" svg:x1="4.2cm" svg:y1="7.002cm" svg:x2="4.2cm" svg:y2="4.202cm">
          <text:p/>
        </draw:line>
        <draw:frame draw:style-name="gr8" draw:text-style-name="P4" draw:layer="layout" svg:width="4.098cm" svg:height="1.841cm" svg:x="2.202cm" svg:y="2.702cm">
          <draw:text-box>
            <text:p><text:span text:style-name="T6">Laplace describes the first probability distribution: the error distribution (= normal distribution)</text:span></text:p>
          </draw:text-box>
        </draw:frame>
        <draw:frame draw:style-name="gr4" draw:text-style-name="P2" draw:layer="layout" svg:width="1.044cm" svg:height="0.526cm" svg:x="14.093cm" svg:y="6.9cm">
          <draw:text-box>
            <text:p><text:span text:style-name="T4">1859</text:span></text:p>
          </draw:text-box>
        </draw:frame>
        <draw:frame draw:style-name="gr4" draw:text-style-name="P2" draw:layer="layout" svg:width="1.044cm" svg:height="0.526cm" svg:x="21.893cm" svg:y="6.9cm">
          <draw:text-box>
            <text:p><text:span text:style-name="T4">1880</text:span></text:p>
          </draw:text-box>
        </draw:frame>
        <draw:frame draw:style-name="gr9" draw:text-style-name="P4" draw:layer="layout" svg:width="6.698cm" svg:height="3.431cm" svg:x="11.902cm" svg:y="1.502cm">
          <draw:text-box>
            <text:p><text:span text:style-name="T5">On the Origin of Species </text:span><text:span text:style-name="T6">(Charles Darwin): theory of evolution. Darwin’s theory postulates that life forms changes in response to environment (« survival of the fittest »). Changing environements are responsible for </text:span><text:span text:style-name="T7">random</text:span><text:span text:style-name="T6"> changes. Problem: all his theory is proved by examples only (« For instance is no proof »). </text:span></text:p>
          </draw:text-box>
        </draw:frame>
        <draw:line draw:style-name="gr5" draw:text-style-name="P3" draw:layer="layout" svg:x1="14.6cm" svg:y1="7.002cm" svg:x2="14.6cm" svg:y2="4.202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1" draw:layer="layout" svg:width="27.2cm" svg:height="2cm" svg:x="0.401cm" svg:y="6.101cm">
          <text:p/>
          <draw:enhanced-geometry svg:viewBox="0 0 21600 21600" draw:text-areas="0 ?f0 ?f5 ?f2" draw:type="right-arrow" draw:modifiers="19105.7681702879 4598.50074962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" draw:layer="layout" svg:width="1.349cm" svg:height="0.962cm" svg:x="12.2cm" svg:y="6.638cm">
          <draw:text-box>
            <text:p><text:span text:style-name="T1">XX</text:span></text:p>
          </draw:text-box>
        </draw:frame>
        <draw:line draw:style-name="gr5" draw:text-style-name="P3" draw:layer="layout" svg:x1="8.1cm" svg:y1="7cm" svg:x2="8.1cm" svg:y2="4.2cm">
          <text:p/>
        </draw:line>
        <draw:frame draw:style-name="gr7" draw:text-style-name="P4" draw:layer="layout" svg:width="4.1cm" svg:height="2.159cm" svg:x="6.1cm" svg:y="2.1cm">
          <draw:text-box>
            <text:p><text:span text:style-name="T5">The Design of Experiments</text:span><text:span text:style-name="T6"> (Ronald Fisher):</text:span></text:p>
            <text:p><text:span text:style-name="T6">Any experiment should have a mathematical model.</text:span></text:p>
            <text:p><text:span text:style-name="T6">General rules for good design.</text:span></text:p>
          </draw:text-box>
        </draw:frame>
        <draw:frame draw:style-name="gr4" draw:text-style-name="P2" draw:layer="layout" svg:width="1.044cm" svg:height="0.526cm" svg:x="7.593cm" svg:y="6.9cm">
          <draw:text-box>
            <text:p><text:span text:style-name="T4">1935</text:span></text:p>
          </draw:text-box>
        </draw:frame>
        <draw:frame draw:style-name="gr4" draw:text-style-name="P2" draw:layer="layout" svg:width="1.044cm" svg:height="0.526cm" svg:x="0.793cm" svg:y="6.9cm">
          <draw:text-box>
            <text:p><text:span text:style-name="T4">1901</text:span></text:p>
          </draw:text-box>
        </draw:frame>
        <draw:line draw:style-name="gr5" draw:text-style-name="P3" draw:layer="layout" svg:x1="1.3cm" svg:y1="7.001cm" svg:x2="1.3cm" svg:y2="5.6cm">
          <text:p/>
        </draw:line>
        <draw:frame draw:style-name="gr6" draw:text-style-name="P4" draw:layer="layout" svg:width="4.2cm" svg:height="2.795cm" svg:x="0cm" svg:y="3.301cm">
          <draw:text-box>
            <text:p><text:span text:style-name="T5">Biometrika</text:span><text:span text:style-name="T6"> (Pearson, Galton, Weldon):</text:span></text:p>
            <text:p><text:span text:style-name="T6">Rework of Darwin’s theory. Demonstrate life evolution with changing distribution parameters.</text:span></text:p>
          </draw:text-box>
        </draw:frame>
        <draw:line draw:style-name="gr5" draw:text-style-name="P3" draw:layer="layout" svg:x1="2cm" svg:y1="7.4cm" svg:x2="2cm" svg:y2="8.6cm">
          <text:p/>
        </draw:line>
        <draw:frame draw:style-name="gr4" draw:text-style-name="P2" draw:layer="layout" svg:width="1.044cm" svg:height="0.526cm" svg:x="1.493cm" svg:y="6.9cm">
          <draw:text-box>
            <text:p><text:span text:style-name="T4">1904</text:span></text:p>
          </draw:text-box>
        </draw:frame>
        <draw:frame draw:style-name="gr6" draw:text-style-name="P6" draw:layer="layout" svg:width="4.2cm" svg:height="2.795cm" svg:x="0.1cm" svg:y="8.602cm">
          <draw:text-box>
            <text:p><text:span text:style-name="T6">Gosset works for Guiness and modeled yeast propagation with a Poisson distribution. The company forbid employers to publish articles so he published its discovery under the name « Student ».</text:span></text:p>
          </draw:text-box>
        </draw:frame>
        <draw:frame draw:style-name="gr4" draw:text-style-name="P2" draw:layer="layout" svg:width="1.044cm" svg:height="0.526cm" svg:x="3.593cm" svg:y="6.9cm">
          <draw:text-box>
            <text:p><text:span text:style-name="T4">1908</text:span></text:p>
          </draw:text-box>
        </draw:frame>
        <draw:line draw:style-name="gr5" draw:text-style-name="P3" draw:layer="layout" svg:x1="4.1cm" svg:y1="7.002cm" svg:x2="4.1cm" svg:y2="3cm">
          <text:p/>
        </draw:line>
        <draw:frame draw:style-name="gr12" draw:text-style-name="P4" draw:layer="layout" svg:width="4.1cm" svg:height="3.113cm" svg:x="2cm" svg:y="0.001cm">
          <draw:text-box>
            <text:p><text:span text:style-name="T5">Te Probable Error of the Mean, </text:span><text:span text:style-name="T6">Biometrika (Gosset): introduction of Monte Carlo techniques.</text:span></text:p>
            <text:p><text:span text:style-name="T6">Created the t-ratio: you only need the estimate of the first two moments to know the distribution since it can be tabulated.</text:span></text:p>
          </draw:text-box>
        </draw:frame>
        <draw:line draw:style-name="gr5" draw:text-style-name="P3" draw:layer="layout" svg:x1="4.1cm" svg:y1="7.4cm" svg:x2="4.1cm" svg:y2="11.397cm">
          <text:p/>
        </draw:line>
        <draw:frame draw:style-name="gr8" draw:text-style-name="P6" draw:layer="layout" svg:width="4.2cm" svg:height="1.841cm" svg:x="2cm" svg:y="11.403cm">
          <draw:text-box>
            <text:p><text:span text:style-name="T6">Fisher, a young student, meets Gosset and showed him how he proved Gosset’s results using multidimenstional geometry.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" draw:text-style-name="P1" draw:layer="layout" svg:width="27.2cm" svg:height="2cm" svg:x="0.401cm" svg:y="6.101cm">
          <text:p/>
          <draw:enhanced-geometry svg:viewBox="0 0 21600 21600" draw:text-areas="0 ?f0 ?f5 ?f2" draw:type="right-arrow" draw:modifiers="19105.7681702879 4598.50074962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7" draw:layer="layout" svg:width="1.526cm" svg:height="0.962cm" svg:x="12.2cm" svg:y="6.638cm">
          <draw:text-box>
            <text:p>XXI</text:p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2:54:31.223174824</meta:creation-date>
    <dc:date>2021-05-11T22:57:48.015383192</dc:date>
    <meta:editing-duration>PT46M44S</meta:editing-duration>
    <meta:editing-cycles>10</meta:editing-cycles>
    <meta:generator>LibreOffice/6.4.6.2$Linux_X86_64 LibreOffice_project/40$Build-2</meta:generator>
    <meta:document-statistic meta:object-count="61"/>
  </office:meta>
</office:document-meta>
</file>